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93.0048855298pt"/>
    </style:style>
    <style:style style:name="co2" style:family="table-column">
      <style:table-column-properties fo:break-before="auto" style:column-width="64.2615286486pt"/>
    </style:style>
    <style:style style:name="ro1" style:family="table-row">
      <style:table-row-properties fo:break-before="auto" style:row-height="12.1039579766pt"/>
    </style:style>
    <style:style style:name="ce1" style:data-style-name="N1" style:family="table-cell"/>
    <style:style style:name="ce2" style:data-style-name="N2" style:family="table-cell"/>
    <style:style style:name="ce3" style:data-style-name="N3" style:family="table-cell"/>
    <style:style style:name="ce4" style:data-style-name="N4" style:family="table-cell"/>
    <style:style style:name="ce5" style:data-style-name="N4" style:family="table-cell">
      <style:table-cell-properties fo:background-color="#ffffff" style:cell-protect="none"/>
      <style:text-properties fo:color="#000000" fo:font-family="Sans Serif" fo:font-size="10pt"/>
    </style:style>
    <style:style style:name="ce6" style:data-style-name="N5" style:family="table-cell">
      <style:table-cell-properties fo:background-color="#ffffff"/>
      <style:text-properties fo:color="#000000" fo:font-family="Sans Serif" fo:font-size="10pt"/>
    </style:style>
    <style:style style:name="ce7" style:data-style-name="N6" style:family="table-cell">
      <style:table-cell-properties fo:background-color="#ffffff" style:cell-protect="none"/>
      <style:text-properties fo:color="#000000" fo:font-family="Sans Serif" fo:font-size="10pt"/>
    </style:style>
    <style:style style:name="ce8" style:data-style-name="N6" style:family="table-cell">
      <style:table-cell-properties fo:background-color="#ffffff"/>
      <style:text-properties fo:color="#000000" fo:font-family="Sans Serif" fo:font-size="10pt"/>
    </style:style>
    <number:number-style style:name="N1">
      <number:number number:decimal-places="2" number:min-integer-digits="1"/>
    </number:number-style>
    <number:number-style style:name="N3">
      <number:number number:min-integer-digits="1"/>
    </number:number-style>
    <number:number-style style:name="N5">
      <number:number number:decimal-places="4" number:min-integer-digits="1"/>
    </number:number-style>
    <number:date-style style:name="N4">
      <number:year number:style="long"/>
      <number:text>-</number:text>
      <number:month number:style="long" number:textual="false"/>
      <number:text>-</number:text>
      <number:day number:style="long"/>
    </number:date-style>
    <number:time-style style:name="N6">
      <number:hours number:style="long"/>
      <number:text>:</number:text>
      <number:minutes number:style="long"/>
      <number:text>:</number:text>
      <number:seconds number:style="long"/>
    </number:time-style>
    <number:percentage-style style:name="N2">
      <number:number number:decimal-places="2" number:min-integer-digits="1"/>
      <number:text>%</number:text>
    </number:percentage-style>
  </office:automatic-styles>
  <office:body>
    <office:spreadsheet>
      <table:table table:name="TestSheet" table:style-name="ta1">
        <table:table-column table:style-name="co1" table:number-columns-repeated="256"/>
        <table:table-row table:style-name="ro1">
          <table:table-cell office:value-type="string" office:string-value="a">
            <text:p>a</text:p>
          </table:table-cell>
        </table:table-row>
        <table:table-row table:style-name="ro1">
          <table:table-cell office:value-type="string" office:string-value="b">
            <text:p>b</text:p>
          </table:table-cell>
          <table:table-cell office:value-type="string" office:string-value="b">
            <text:p>b</text:p>
          </table:table-cell>
          <table:table-cell office:value-type="string" office:string-value="b">
            <text:p>b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number-columns-repeated="2"/>
          <table:table-cell office:value-type="string" office:string-value="c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ext">
            <text:p>Text</text:p>
          </table:table-cell>
        </table:table-row>
        <table:table-row table:style-name="ro1">
          <table:table-cell office:value-type="string" office:string-value="Текст">
            <text:p>Текст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.14159">
            <text:p>3.14159</text:p>
          </table:table-cell>
          <table:table-cell table:style-name="ce1"/>
        </table:table-row>
        <table:table-row table:style-name="ro1">
          <table:table-cell office:value-type="currency" office:value="100" table:style-name="ce1">
            <text:p>100.00</text:p>
          </table:table-cell>
          <table:table-cell table:style-name="ce1"/>
        </table:table-row>
        <table:table-row table:style-name="ro1">
          <table:table-cell office:value-type="currency" office:value="50" table:style-name="ce1">
            <text:p>50.00</text:p>
          </table:table-cell>
          <table:table-cell table:style-name="ce1"/>
        </table:table-row>
        <table:table-row table:style-name="ro1">
          <table:table-cell office:value-type="percentage" office:value="0.2312" table:style-name="ce2">
            <text:p>23.12 %</text:p>
          </table:table-cell>
          <table:table-cell table:style-name="ce1"/>
        </table:table-row>
        <table:table-row table:style-name="ro1">
          <table:table-cell office:value-type="boolean" office:boolean-value="true" table:style-name="ce3">
            <text:p>True</text:p>
          </table:table-cell>
          <table:table-cell table:style-name="ce1"/>
        </table:table-row>
        <table:table-row table:style-name="ro1">
          <table:table-cell office:value-type="boolean" office:boolean-value="false" table:style-name="ce3">
            <text:p>False</text:p>
          </table:table-cell>
          <table:table-cell table:style-name="ce1"/>
        </table:table-row>
        <table:table-row table:style-name="ro1">
          <table:table-cell office:value-type="date" office:date-value="1961-04-12" table:style-name="ce4">
            <text:p>1961-04-12</text:p>
          </table:table-cell>
          <table:table-cell office:value-type="float" office:value="22383" table:style-name="ce1">
            <text:p>22,383.00</text:p>
          </table:table-cell>
        </table:table-row>
        <table:table-row table:style-name="ro1">
          <table:table-cell office:value-type="date" office:date-value="1957-10-04" table:style-name="ce5">
            <text:p>1957-10-04</text:p>
          </table:table-cell>
          <table:table-cell office:value-type="float" office:value="21097" table:style-name="ce6">
            <text:p>21,097.0000</text:p>
          </table:table-cell>
        </table:table-row>
        <table:table-row table:style-name="ro1">
          <table:table-cell office:value-type="time" office:time-value="PT00000M00S" table:style-name="ce7">
            <text:p>0:00:00</text:p>
          </table:table-cell>
          <table:table-cell office:value-type="float" office:value="0" table:style-name="ce6">
            <text:p>0.0000</text:p>
          </table:table-cell>
          <table:table-cell table:style-name="ce3"/>
        </table:table-row>
        <table:table-row table:style-name="ro1" table:number-rows-repeated="2">
          <table:table-cell office:value-type="time" office:time-value="PT00000M00S" table:style-name="ce8">
            <text:p>0:00:00</text:p>
          </table:table-cell>
          <table:table-cell office:value-type="float" office:value="0" table:style-name="ce6">
            <text:p>0.0000</text:p>
          </table:table-cell>
        </table:table-row>
        <table:table-row table:style-name="ro1">
          <table:table-cell office:value-type="float" office:value="87123.37279" table:formula="=SUM([.A10:.B21])">
            <text:p>87,123.37279</text:p>
          </table:table-cell>
          <table:table-cell table:style-name="ce1"/>
        </table:table-row>
        <table:table-row table:style-name="ro1" table:number-rows-repeated="2">
          <table:table-cell/>
          <table:table-cell table:style-name="ce1"/>
        </table:table-row>
        <table:table-row table:style-name="ro1" table:number-rows-repeated="32743"/>
      </table:table>
      <table:table table:name="Has space" table:style-name="ta1">
        <table:table-column table:style-name="co2" table:number-columns-repeated="3"/>
        <table:table-row table:style-name="ro1">
          <table:table-cell office:value-type="string" office:string-value="A1" table:number-columns-spanned="2">
            <text:p>A1</text:p>
          </table:table-cell>
          <table:covered-table-cell office:value-type="string" office:string-value="B1">
            <text:p>B1</text:p>
          </table:covered-table-cell>
          <table:table-cell office:value-type="string" office:string-value="C1">
            <text:p>C1</text:p>
          </table:table-cell>
        </table:table-row>
        <table:table-row table:style-name="ro1">
          <table:table-cell office:value-type="string" office:string-value="A2" table:number-columns-spanned="2">
            <text:p>A2</text:p>
          </table:table-cell>
          <table:covered-table-cell/>
          <table:table-cell office:value-type="string" office:string-value="C2">
            <text:p>C2</text:p>
          </table:table-cell>
        </table:table-row>
        <table:table-row table:style-name="ro1">
          <table:table-cell office:value-type="string" office:string-value="A3" table:number-rows-spanned="4">
            <text:p>A3</text:p>
          </table:table-cell>
          <table:table-cell office:value-type="string" office:string-value="B3" table:number-columns-spanned="2">
            <text:p>B3</text:p>
          </table:table-cell>
          <table:covered-table-cell office:value-type="string" office:string-value="C3">
            <text:p>C3</text:p>
          </table:covered-table-cell>
        </table:table-row>
        <table:table-row table:style-name="ro1">
          <table:covered-table-cell office:value-type="string" office:string-value="A4">
            <text:p>A4</text:p>
          </table:covered-table-cell>
          <table:table-cell office:value-type="string" office:string-value="B4">
            <text:p>B4</text:p>
          </table:table-cell>
          <table:table-cell office:value-type="string" office:string-value="C4">
            <text:p>C4</text:p>
          </table:table-cell>
        </table:table-row>
        <table:table-row table:style-name="ro1">
          <table:covered-table-cell office:value-type="string" office:string-value="A5">
            <text:p>A5</text:p>
          </table:covered-table-cell>
          <table:table-cell office:value-type="string" office:string-value="B5" table:number-columns-spanned="2" table:number-rows-spanned="3">
            <text:p>B5</text:p>
          </table:table-cell>
          <table:covered-table-cell office:value-type="string" office:string-value="C5">
            <text:p>C5</text:p>
          </table:covered-table-cell>
        </table:table-row>
        <table:table-row table:style-name="ro1">
          <table:covered-table-cell office:value-type="string" office:string-value="A6">
            <text:p>A6</text:p>
          </table:covered-table-cell>
          <table:covered-table-cell office:value-type="string" office:string-value="B6">
            <text:p>B6</text:p>
          </table:covered-table-cell>
          <table:covered-table-cell office:value-type="string" office:string-value="C6">
            <text:p>C6</text:p>
          </table:covered-table-cell>
        </table:table-row>
        <table:table-row table:style-name="ro1">
          <table:table-cell office:value-type="string" office:string-value="A7">
            <text:p>A7</text:p>
          </table:table-cell>
          <table:covered-table-cell office:value-type="string" office:string-value="B7">
            <text:p>B7</text:p>
          </table:covered-table-cell>
          <table:covered-table-cell office:value-type="string" office:string-value="C7">
            <text:p>C7</text:p>
          </table:covered-table-cell>
        </table:table-row>
      </table:table>
      <table:table table:name="12345" table:style-name="ta1">
        <table:table-column table:style-name="co2"/>
        <table:table-row table:style-name="ro1">
          <table:table-cell office:value-type="float" office:value="1">
            <text:p>1</text:p>
          </table:table-cell>
        </table:table-row>
      </table:table>
      <table:table table:name="Лист" table:style-name="ta1">
        <table:table-column table:style-name="co2"/>
        <table:table-row table:style-name="ro1">
          <table:table-cell office:value-type="float" office:value="1">
            <text:p>1</text:p>
          </table:table-cell>
        </table:table-row>
      </table:table>
      <table:table table:name="С пробелом" table:style-name="ta1">
        <table:table-column table:style-name="co2"/>
        <table:table-row table:style-name="ro1"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/>
    <style:style style:name="custom-style1" style:display-name="Default1" style:family="table-cell"/>
    <style:style style:name="custom-style2" style:display-name="Excel_BuiltIn_Currency" style:family="table-cell"/>
    <style:style style:name="custom-style3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4" style:display-name="Heading1" style:family="table-cell" style:parent-style-name="custom-style3">
      <style:table-cell-properties style:rotation-align="none" style:rotation-angle="90"/>
    </style:style>
    <style:style style:name="custom-style5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6" style:data-style-name="N1" style:display-name="Result2" style:family="table-cell" style:parent-style-name="custom-style5"/>
  </office:styles>
  <office:automatic-styles>
    <style:page-layout style:name="pm1">
      <style:page-layout-properties fo:margin-bottom="20pt" fo:margin-left="20pt" fo:margin-right="20pt" fo:margin-top="20pt" fo:page-height="297pt" fo:page-width="210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2.0 alpha-6</meta:generator>
    <dc:title>LoadTest-1.ods</dc:title>
    <meta:initial-creator>Unknown</meta:initial-creator>
    <meta:editing-cycles>28</meta:editing-cycles>
    <dc:date>2008-03-11T19:03:08</dc:date>
    <meta:creation-date>2005-10-06T12:09:37</meta:creation-date>
    <dc:creator>Vladimir Korenev</dc:creator>
  </office:meta>
</office:document-meta>
</file>